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2" style:family="paragraph" style:parent-style-name="Standard" style:list-style-name="L1">
      <style:paragraph-properties fo:margin-top="0cm" fo:margin-bottom="0.353cm" loext:contextual-spacing="false" fo:line-height="115%" fo:text-align="start" style:justify-single-word="false"/>
    </style:style>
    <style:style style:name="P3" style:family="paragraph" style:parent-style-name="Standard" style:list-style-name="L1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1pt" fo:font-weight="normal" officeooo:rsid="00179eb1" fo:background-color="transparent" loext:char-shading-value="0" style:font-name-asian="Calibri1" style:font-name-complex="Calibri1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adosław Bielak Grupa 1 IA2</text:span></text:p>
      <text:p text:style-name="P1"><text:span text:style-name="T1">Temat: Generator sygnałów</text:span></text:p>
      <text:p text:style-name="P1"><text:span text:style-name="T1">Aby wygenerować sygnał należy uzupełnić wszystkie pola, wybrać typ sygnału, który chcemy otrzymać (domyślnie ustawiony jest sinus), a następnie kliknąć w jakiekolwiek miejsce w programie (aby odznaczyć okno wpisywania) aby odblokować przycisk 'Play' (jeżeli pole wpisywania było zaznaczone). Po tym program wygeneruje sygnał o zadanych nastawach, pokaże jego wykres widma częstotliwościowego, a także odtworzy dźwięk sygnału. </text:span></text:p>
      <text:list xml:id="list1993083318" text:style-name="L1">
        <text:list-item>
          <text:p text:style-name="P2"><text:span text:style-name="T1">Dla czytelniejszych wykresów sygnału zaleca się ustawienie czasu poniżej 0.1 sekundy.</text:span></text:p>
        </text:list-item>
        <text:list-item>
          <text:p text:style-name="P2"><text:span text:style-name="T1">Wszystkie wpisywane nastawy muszą być liczbami większymi od 0 aby móc uruchomić program, a dodatkowo, częstotliwość próbkowania musi liczbą z przedziału od 80 do 1000000 </text:span><text:span text:style-name="T2">oraz być minimum 2 razy większą od wartości częstotliwości</text:span><text:span text:style-name="T1">, gdyż w przeciwnym wypadku nie zadziała funkcja sound służąca do odtwarzania dźwięku.</text:span></text:p>
        </text:list-item>
        <text:list-item>
          <text:p text:style-name="P3">Dłuższe sygnały o dużej aplitudzie i częstotliwości mogą być niebezpieczne dla słuchu.<text:line-break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2-15T16:53:35.380000000</dc:date>
    <meta:editing-duration>PT1M22S</meta:editing-duration>
    <meta:editing-cycles>1</meta:editing-cycles>
    <meta:document-statistic meta:table-count="0" meta:image-count="0" meta:object-count="0" meta:page-count="1" meta:paragraph-count="6" meta:word-count="136" meta:character-count="967" meta:non-whitespace-character-count="838"/>
    <meta:generator>LibreOffice/6.4.3.2$Windows_X86_64 LibreOffice_project/747b5d0ebf89f41c860ec2a39efd7cb15b54f2d8</meta:generator>
  </office:meta>
</office:document-meta>
</file>